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5.21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66ff00" style:text-align-source="fix" style:repeat-content="false" fo:wrap-option="wrap" fo:border="0.002cm solid #000000"/>
      <style:paragraph-properties fo:text-align="center" fo:margin-left="0cm"/>
      <style:text-properties style:font-name="Arial" fo:font-size="12pt" style:font-size-asian="12pt" style:font-size-complex="12pt" fo:hyphenate="true"/>
    </style:style>
    <style:style style:name="ce3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font-name="Arial"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2pt" style:font-size-asian="12pt" style:font-size-complex="12pt"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 fo:border="0.002cm solid #000000"/>
      <style:text-properties style:font-name="Arial" fo:font-size="12pt" style:font-size-asian="12pt" style:font-size-complex="12pt" fo:hyphenate="true"/>
    </style:style>
    <style:style style:name="ce9" style:family="table-cell" style:parent-style-name="Default">
      <style:table-cell-properties fo:wrap-option="wrap" fo:border="0.002cm solid #000000" style:vertical-align="top"/>
      <style:text-properties style:font-name="Arial" fo:font-size="12pt" style:font-size-asian="12pt" style:font-size-complex="12pt" fo:hyphenate="true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02cm solid #000000" style:vertical-align="top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#Test</text:p>
          </table:table-cell>
          <table:table-cell table:style-name="ce2" office:value-type="string">
            <text:p>Nazwa testu</text:p>
          </table:table-cell>
          <table:table-cell table:style-name="ce2" office:value-type="string">
            <text:p>Kroki</text:p>
          </table:table-cell>
          <table:table-cell table:style-name="ce2" office:value-type="string">
            <text:p>Oczekiwany rezultat</text:p>
          </table:table-cell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table:number-columns-spanned="4" table:number-rows-spanned="1">
            <text:p>EKRAN 1 USERS</text:p>
          </table:table-cell>
          <table:covered-table-cell table:number-columns-repeated="3" table:style-name="ce8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>
            <text:p>#1</text:p>
          </table:table-cell>
          <table:table-cell table:style-name="ce9" office:value-type="string">
            <text:p>Logowanie poprawne</text:p>
          </table:table-cell>
          <table:table-cell table:style-name="ce8" office:value-type="string">
            <text:p>1. Otwórz aplikację</text:p>
            <text:p>2. Wprowadź poprawny login</text:p>
            <text:p>3. Wprowadź poprawne hasło</text:p>
            <text:p>4. Kliknij przycisk „Login</text:p>
          </table:table-cell>
          <table:table-cell table:style-name="ce8" office:value-type="string">
            <text:p>Użytkownik zostaje zalogowany i następuje przekierowanie do ekranu „Titles”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>
            <text:p>#2</text:p>
          </table:table-cell>
          <table:table-cell table:style-name="ce9" office:value-type="string">
            <text:p>Logowanie błędne hasło</text:p>
          </table:table-cell>
          <table:table-cell table:style-name="ce8" office:value-type="string">
            <text:p>1. Wprowadź poprawny login</text:p>
            <text:p>2. Wprowadź niepoprawne hasło</text:p>
            <text:p>3. Kliknij przycisk „Login”</text:p>
          </table:table-cell>
          <table:table-cell table:style-name="ce8" office:value-type="string">
            <text:p>Logowanie nie powiedzie się i użytkownik pozostaje na ekranie logowania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>
            <text:p>#3</text:p>
          </table:table-cell>
          <table:table-cell table:style-name="ce9" office:value-type="string">
            <text:p>Logowanie puste pola</text:p>
          </table:table-cell>
          <table:table-cell table:style-name="ce8" office:value-type="string">
            <text:p>1. Nie wprowadzaj danych</text:p>
            <text:p>2. Kliknij przycisk „Login”</text:p>
          </table:table-cell>
          <table:table-cell table:style-name="ce8" office:value-type="string">
            <text:p>Logowanie nie powiedzie się i użytkownik pozostaje na ekranie logowania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>
            <text:p>#4</text:p>
          </table:table-cell>
          <table:table-cell table:style-name="ce9" office:value-type="string">
            <text:p>Rejestracja użytkownika</text:p>
          </table:table-cell>
          <table:table-cell table:style-name="ce8" office:value-type="string">
            <text:p>1. Wprowadź nowy login</text:p>
            <text:p>2. Wprowadź hasło</text:p>
            <text:p>3. Kliknij przycisk „Register”</text:p>
          </table:table-cell>
          <table:table-cell table:style-name="ce8" office:value-type="string">
            <text:p>Formularz nie zostaje wysłany i użytkownik pozostaje na ekranie logowania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table:number-columns-spanned="4" table:number-rows-spanned="1">
            <text:p>EKRAN 2 TITLES</text:p>
          </table:table-cell>
          <table:covered-table-cell table:number-columns-repeated="3" table:style-name="ce8"/>
          <table:table-cell table:number-columns-repeated="1019"/>
        </table:table-row>
        <table:table-row table:style-name="ro3">
          <table:table-cell/>
          <table:table-cell table:style-name="ce5" office:value-type="string">
            <text:p>#5</text:p>
          </table:table-cell>
          <table:table-cell table:style-name="ce9" office:value-type="string">
            <text:p>Wyświetlenie listy tytułów</text:p>
          </table:table-cell>
          <table:table-cell table:style-name="ce8" office:value-type="string">
            <text:p>1. Zaloguj się do aplikacji</text:p>
          </table:table-cell>
          <table:table-cell table:style-name="ce8" office:value-type="string">
            <text:p>Lista tytułów zostaje wyświetlona wraz z informacjami: autor, tytuł, rok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#6</text:p>
          </table:table-cell>
          <table:table-cell table:style-name="ce9" office:value-type="string">
            <text:p>Dodanie nowego tytułu</text:p>
          </table:table-cell>
          <table:table-cell table:style-name="ce8" office:value-type="string">
            <text:p>1. Kliknij przycisk „Add”</text:p>
            <text:p>2. Wprowadź dane: autor, tytuł, rok</text:p>
            <text:p>3. Kliknij przycisk „Save”</text:p>
          </table:table-cell>
          <table:table-cell table:style-name="ce8" office:value-type="string">
            <text:p>Nowy tytuł zostaje dodany i jest widoczny na liści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#7</text:p>
          </table:table-cell>
          <table:table-cell table:style-name="ce9" office:value-type="string">
            <text:p>Walidacja pustego formularza</text:p>
          </table:table-cell>
          <table:table-cell table:style-name="ce8" office:value-type="string">
            <text:p>1. Kliknij przycisk „Add”</text:p>
            <text:p>2. Nie wprowadzaj danych</text:p>
            <text:p>3. Kliknij przycisk „Save”</text:p>
          </table:table-cell>
          <table:table-cell table:style-name="ce8" office:value-type="string">
            <text:p>Formularz nie zostaje zapisany, a użytkownik pozostaje w widoku formularza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#8</text:p>
          </table:table-cell>
          <table:table-cell table:style-name="ce9" office:value-type="string">
            <text:p>Edycja tytułu</text:p>
          </table:table-cell>
          <table:table-cell table:style-name="ce8" office:value-type="string">
            <text:p>1. Kliknij przycisk „Edit” przy wybranym tytule</text:p>
            <text:p>2. Zmień dane</text:p>
            <text:p>3. Kliknij przycisk „Save”</text:p>
          </table:table-cell>
          <table:table-cell table:style-name="ce8" office:value-type="string">
            <text:p>Dane tytułu zostają zaktualizowane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>
            <text:p>#9</text:p>
          </table:table-cell>
          <table:table-cell table:style-name="ce9" office:value-type="string">
            <text:p>Usunięcie tytułu</text:p>
          </table:table-cell>
          <table:table-cell table:style-name="ce8" office:value-type="string">
            <text:p>1. Kliknij przycisk „Delete” przy wybranym tytule</text:p>
          </table:table-cell>
          <table:table-cell table:style-name="ce8" office:value-type="string">
            <text:p>Wybrany tytuł zostaje usunięty z listy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#10</text:p>
          </table:table-cell>
          <table:table-cell table:style-name="ce10" office:value-type="string">
            <text:p>Przejście do listy egzemplarzy </text:p>
          </table:table-cell>
          <table:table-cell table:style-name="ce14" office:value-type="string">
            <text:p>1. Kliknij wybrany tytuł </text:p>
          </table:table-cell>
          <table:table-cell table:style-name="ce8" office:value-type="string">
            <text:p>Następuje przekierowanie do ekranu „Items”</text:p>
          </table:table-cell>
          <table:table-cell table:number-columns-repeated="1019"/>
        </table:table-row>
        <table:table-row table:style-name="ro5">
          <table:table-cell/>
          <table:table-cell table:style-name="ce5" office:value-type="string">
            <text:p>#11</text:p>
          </table:table-cell>
          <table:table-cell table:style-name="ce9" office:value-type="string">
            <text:p>Blokada zapisu pustego formularza</text:p>
          </table:table-cell>
          <table:table-cell table:style-name="ce8" office:value-type="string">
            <text:p>1. Kliknij przycisk „Add”</text:p>
            <text:p>2. Nie wprowadzaj danych</text:p>
            <text:p>3. Sprawdź stan przycisku „Save”</text:p>
            <text:p>4. Spróbuj kliknąć przycisk „Save”</text:p>
          </table:table-cell>
          <table:table-cell table:style-name="ce8" office:value-type="string">
            <text:p>Przycisk „Save” jest nieaktywny lub kliknięcie nie powoduje zapisania danych, a formularz pozostaje otwarty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#12</text:p>
          </table:table-cell>
          <table:table-cell table:style-name="ce9" office:value-type="string">
            <text:p>Odświeżenie listy po dodaniu tytułu</text:p>
          </table:table-cell>
          <table:table-cell table:style-name="ce8" office:value-type="string">
            <text:p>1. Dodaj nowy tytuł</text:p>
            <text:p>2. Odśwież stronę</text:p>
            <text:p>3. Sprawdź listę tytułów</text:p>
          </table:table-cell>
          <table:table-cell table:style-name="ce8" office:value-type="string">
            <text:p>Dodany tytuł jest nadal widoczny na liście po odświeżeniu strony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table:number-columns-spanned="4" table:number-rows-spanned="1">
            <text:p>EKRAN 3 ITEMS</text:p>
          </table:table-cell>
          <table:covered-table-cell table:number-columns-repeated="3" table:style-name="ce11"/>
          <table:table-cell table:number-columns-repeated="1019"/>
        </table:table-row>
        <table:table-row table:style-name="ro2">
          <table:table-cell/>
          <table:table-cell table:style-name="ce7" office:value-type="string">
            <text:p>#13</text:p>
          </table:table-cell>
          <table:table-cell table:style-name="ce12" office:value-type="string">
            <text:p>Dodanie egzemplarza</text:p>
          </table:table-cell>
          <table:table-cell table:style-name="ce11" office:value-type="string">
            <text:p>1. Przejdź do ekranu „Items”</text:p>
            <text:p>2. Kliknij przycisk „Add”</text:p>
            <text:p>3. Wprowadź datę zakupu</text:p>
            <text:p>4. Kliknij przycisk „Save”</text:p>
          </table:table-cell>
          <table:table-cell table:style-name="ce11" office:value-type="string">
            <text:p>Egzemplarz zostaje dodany i posiada status „AVAILABLE”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#14</text:p>
          </table:table-cell>
          <table:table-cell table:style-name="ce13" office:value-type="string">
            <text:p>Edycja egzemplarza</text:p>
          </table:table-cell>
          <table:table-cell table:style-name="ce11" office:value-type="string">
            <text:p>1. Kliknij przycisk „Edit” przy wybranym egzemplarzu</text:p>
            <text:p>2. Zmień dane</text:p>
            <text:p>3. Kliknij przycisk „Save”</text:p>
          </table:table-cell>
          <table:table-cell table:style-name="ce11" office:value-type="string">
            <text:p>Dane egzemplarza zostają zaktualizowane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>
            <text:p>#15</text:p>
          </table:table-cell>
          <table:table-cell table:style-name="ce13" office:value-type="string">
            <text:p>Usunięcie egzemplarza</text:p>
          </table:table-cell>
          <table:table-cell table:style-name="ce11" office:value-type="string">
            <text:p>1. Kliknij przycisk „Delete” przy wybranym egzemplarzu</text:p>
          </table:table-cell>
          <table:table-cell table:style-name="ce11" office:value-type="string">
            <text:p>Egzemplarz zostaje usunięty z list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>
            <text:p>#16</text:p>
          </table:table-cell>
          <table:table-cell table:style-name="ce13" office:value-type="string">
            <text:p>Przejście do listy wypożyczeń</text:p>
          </table:table-cell>
          <table:table-cell table:style-name="ce11" office:value-type="string">
            <text:p>1. Kliknij wybrany egzemplarz</text:p>
          </table:table-cell>
          <table:table-cell table:style-name="ce11" office:value-type="string">
            <text:p>Następuje przekierowanie do ekranu „Rents”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table:number-columns-spanned="4" table:number-rows-spanned="1">
            <text:p>EKRAN 4 RENTS</text:p>
          </table:table-cell>
          <table:covered-table-cell table:number-columns-repeated="3" table:style-name="ce11"/>
          <table:table-cell table:number-columns-repeated="1019"/>
        </table:table-row>
        <table:table-row table:style-name="ro3">
          <table:table-cell/>
          <table:table-cell table:style-name="ce7" office:value-type="string">
            <text:p>#17</text:p>
          </table:table-cell>
          <table:table-cell table:style-name="ce13" office:value-type="string">
            <text:p>Dodanie wypożyczenia</text:p>
          </table:table-cell>
          <table:table-cell table:style-name="ce11" office:value-type="string">
            <text:p>1. Kliknij przycisk „Add”</text:p>
            <text:p>2. Wprowadź dane klienta</text:p>
            <text:p>3. Kliknij przycisk „Save”</text:p>
          </table:table-cell>
          <table:table-cell table:style-name="ce11" office:value-type="string">
            <text:p>Wypożyczenie zostaje dodane i widoczne na liści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#18</text:p>
          </table:table-cell>
          <table:table-cell table:style-name="ce13" office:value-type="string">
            <text:p>Walidacja pustych danych</text:p>
          </table:table-cell>
          <table:table-cell table:style-name="ce11" office:value-type="string">
            <text:p>1. Kliknij przycisk „Add”</text:p>
            <text:p>2. Nie wprowadzaj danych</text:p>
            <text:p>3. Kliknij przycisk „Save”</text:p>
          </table:table-cell>
          <table:table-cell table:style-name="ce11" office:value-type="string">
            <text:p>Formularz nie zostaje zapisany, a użytkownik pozostaje w widoku formular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#19</text:p>
          </table:table-cell>
          <table:table-cell table:style-name="ce13" office:value-type="string">
            <text:p>Edycja wypożyczenia</text:p>
          </table:table-cell>
          <table:table-cell table:style-name="ce11" office:value-type="string">
            <text:p>1. Kliknij przycisk „Edit” przy wybranym wypożyczeniu</text:p>
            <text:p>2. Zmień dane</text:p>
            <text:p>3. Kliknij przycisk „Save”</text:p>
          </table:table-cell>
          <table:table-cell table:style-name="ce11" office:value-type="string">
            <text:p>Dane wypożyczenia zostają zaktualizowane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>
            <text:p>#20</text:p>
          </table:table-cell>
          <table:table-cell table:style-name="ce13" office:value-type="string">
            <text:p>Usunięcie wypożyczenia</text:p>
          </table:table-cell>
          <table:table-cell table:style-name="ce11" office:value-type="string">
            <text:p>1. Kliknij przycisk „Delete” przy wybranym wypożyczeniu</text:p>
          </table:table-cell>
          <table:table-cell table:style-name="ce11" office:value-type="string">
            <text:p>Wypożyczenie zostaje usunięte z listy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#21</text:p>
          </table:table-cell>
          <table:table-cell table:style-name="ce13" office:value-type="string">
            <text:p>Zmiana statusu egzemplarza po wypożyczeniu</text:p>
          </table:table-cell>
          <table:table-cell table:style-name="ce11" office:value-type="string">
            <text:p>Zmiana statusu egzemplarza po wypożyczeniu</text:p>
          </table:table-cell>
          <table:table-cell table:style-name="ce11" office:value-type="string">
            <text:p>Status egzemplarza zmienia się na „RENTED”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2.04.2026</text:date>, <text:time>09:23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4-02T08:31:05.40</meta:creation-date>
    <dc:date>2026-04-02T09:23:44.64</dc:date>
    <meta:editing-duration>PT7M35S</meta:editing-duration>
    <meta:editing-cycles>1</meta:editing-cycles>
    <meta:document-statistic meta:table-count="3" meta:cell-count="92" meta:object-count="0"/>
    <meta:generator>OpenOffice/4.1.16$Win32 OpenOffice.org_project/4116m3$Build-9816</meta:generator>
  </office:meta>
</office:document-meta>
</file>